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buntu Mono" svg:font-family="'Ubuntu Mono'" style:font-pitch="fixed"/>
  </office:font-face-decls>
  <office:automatic-styles>
    <style:style style:name="P1" style:family="paragraph" style:parent-style-name="Standard">
      <style:text-properties fo:font-size="14pt" officeooo:rsid="0015589a" officeooo:paragraph-rsid="0015589a" style:font-size-asian="12.25pt" style:font-size-complex="14pt"/>
    </style:style>
    <style:style style:name="P2" style:family="paragraph" style:parent-style-name="Standard" style:list-style-name="L1">
      <style:text-properties fo:font-size="12pt" officeooo:rsid="0015589a" officeooo:paragraph-rsid="0015589a" style:font-size-asian="10.5pt" style:font-size-complex="12pt"/>
    </style:style>
    <style:style style:name="P3" style:family="paragraph" style:parent-style-name="Text_20_body" style:list-style-name="L1">
      <style:text-properties fo:font-size="12pt" officeooo:rsid="0015589a" officeooo:paragraph-rsid="0015589a" style:font-size-asian="10.5pt" style:font-size-complex="12pt"/>
    </style:style>
    <style:style style:name="P4" style:family="paragraph" style:parent-style-name="Text_20_body" style:list-style-name="L1">
      <style:paragraph-properties fo:padding="0.049cm" fo:border="0.06pt solid #d9d9e3"/>
      <style:text-properties fo:font-size="12pt" officeooo:rsid="0015589a" officeooo:paragraph-rsid="001debdf" style:font-size-asian="10.5pt" style:font-size-complex="12pt"/>
    </style:style>
    <style:style style:name="T1" style:family="text">
      <style:text-properties loext:padding="0.049cm" loext:border="0.06pt solid #d9d9e3"/>
    </style:style>
    <style:style style:name="T2" style:family="text">
      <style:text-properties fo:font-variant="normal" fo:text-transform="none" fo:color="#000000" loext:opacity="100%" style:font-name="Ubuntu Mono" fo:letter-spacing="normal"/>
    </style:style>
    <style:style style:name="T3" style:family="text">
      <style:text-properties fo:font-variant="normal" fo:text-transform="none" fo:color="#000000" loext:opacity="100%" style:font-name="Ubuntu Mono" fo:letter-spacing="normal" fo:font-style="normal" fo:font-weight="normal"/>
    </style:style>
    <style:style style:name="T4" style:family="text">
      <style:text-properties fo:font-variant="normal" fo:text-transform="none" fo:color="#000000" loext:opacity="100%" fo:letter-spacing="normal" fo:font-style="normal" fo:font-weight="normal" loext:padding="0.049cm" loext:border="0.06pt solid #d9d9e3"/>
    </style:style>
    <style:style style:name="T5" style:family="text">
      <style:text-properties fo:color="#000000" loext:opacity="100%" style:font-name="Ubuntu Mono" loext:padding="0.049cm" loext:border="0.06pt solid #d9d9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de </text:p>
      <text:list xml:id="list3643742919" text:style-name="L1">
        <text:list-item>
          <text:p text:style-name="P2">if you want to use import statement in place of require use type module in package.json</text:p>
        </text:list-item>
        <text:list-item>
          <text:p text:style-name="P2"><text:span text:style-name="Source_20_Text"><text:span text:style-name="T5">bcryptjs.hashSync(password, 10)</text:span></text:span><text:span text:style-name="T3">: This function hashes the </text:span><text:span text:style-name="Source_20_Text"><text:span text:style-name="T5">password</text:span></text:span><text:span text:style-name="T2"> </text:span><text:span text:style-name="T3">using a salt factor of 10. The salt factor determines the number of rounds the hashing algorithm will execute. Higher values provide more security but also increase the time it takes to compute the hash. A value of 10 is a reasonable default.</text:span></text:p>
        </text:list-item>
        <text:list-item>
          <text:p text:style-name="P3"><text:span text:style-name="T3">Middleware in Express is a crucial concept that allows you to execute functions at different points during the processing of an HTTP request. Middleware functions are functions that have access to the request object (</text:span><text:span text:style-name="Source_20_Text"><text:span text:style-name="T4">req</text:span></text:span><text:span text:style-name="T3">), the response object (</text:span><text:span text:style-name="Source_20_Text"><text:span text:style-name="T4">res</text:span></text:span><text:span text:style-name="T3">), and the </text:span><text:span text:style-name="Source_20_Text"><text:span text:style-name="T4">next</text:span></text:span><text:span text:style-name="T3"> function in the application's request-response cycle. They can be used to perform tasks like logging, authentication, error handling, and more.</text:span></text:p>
        </text:list-item>
        <text:list-item>
          <text:p text:style-name="P4"><text:span text:style-name="T3">Middleware functions can be added to an Express application using the </text:span><text:span text:style-name="Source_20_Text"><text:span text:style-name="T4">app.use</text:span></text:span><text:span text:style-name="T3"> method, and they can be applied globally or to specific route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buntu Mono" svg:font-family="'Ubuntu 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17:03:48.505205662</meta:creation-date>
    <dc:date>2023-10-29T13:35:23.814004998</dc:date>
    <meta:editing-duration>PT2H13M33S</meta:editing-duration>
    <meta:editing-cycles>4</meta:editing-cycles>
    <meta:generator>LibreOffice/7.3.7.2$Linux_X86_64 LibreOffice_project/30$Build-2</meta:generator>
    <meta:document-statistic meta:table-count="0" meta:image-count="0" meta:object-count="0" meta:page-count="1" meta:paragraph-count="5" meta:word-count="156" meta:character-count="952" meta:non-whitespace-character-count="804"/>
  </office:meta>
</office:document-meta>
</file>